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a064" officeooo:paragraph-rsid="001da06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a064" officeooo:paragraph-rsid="001da06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a064" officeooo:paragraph-rsid="001da06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a064" officeooo:paragraph-rsid="001da06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a064" officeooo:paragraph-rsid="001da06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e013" officeooo:paragraph-rsid="001ee01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073a9" officeooo:paragraph-rsid="002073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094d4" officeooo:paragraph-rsid="002094d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0b37f" officeooo:paragraph-rsid="0020b37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1e74c" officeooo:paragraph-rsid="0021e74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17fe" officeooo:paragraph-rsid="002317f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496c9" officeooo:paragraph-rsid="002496c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66e0c" officeooo:paragraph-rsid="00266e0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3af3" officeooo:paragraph-rsid="00283af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ee013" officeooo:paragraph-rsid="001ee01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094d4" officeooo:paragraph-rsid="002094d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0b37f" officeooo:paragraph-rsid="0020b37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1e74c" officeooo:paragraph-rsid="0021e74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496c9" officeooo:paragraph-rsid="002496c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4fd8e" officeooo:paragraph-rsid="0024fd8e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66e0c" officeooo:paragraph-rsid="00266e0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83af3" officeooo:paragraph-rsid="00283af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1ee013" officeooo:paragraph-rsid="001ee013" style:font-size-asian="10pt" style:font-weight-asian="normal" style:font-size-complex="10pt" style:font-weight-complex="normal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0.5pt" style:font-size-asian="9.14999961853027pt" style:font-size-complex="10.5pt"/>
    </style:style>
    <style:style style:name="T3" style:family="text">
      <style:text-properties style:font-name="Courier 10 Pitch" fo:font-size="10.5pt" fo:font-weight="bold" style:font-size-asian="9.14999961853027pt" style:font-weight-asian="bold" style:font-size-complex="10.5pt" style:font-weight-complex="bold"/>
    </style:style>
    <style:style style:name="T4" style:family="text">
      <style:text-properties style:font-name="Courier 10 Pitch" fo:font-size="10.5pt" fo:font-weight="normal" style:font-size-asian="9.14999961853027pt" style:font-weight-asian="normal" style:font-size-complex="10.5pt" style:font-weight-complex="normal"/>
    </style:style>
    <style:style style:name="T5" style:family="text">
      <style:text-properties style:font-name="Courier 10 Pitch" fo:font-size="10pt" style:font-size-asian="8.75pt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officeooo:rsid="00209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Burke</text:p>
      <text:p text:style-name="P1">Robert Munafo</text:p>
      <text:p text:style-name="P1">EC 527</text:p>
      <text:p text:style-name="P1"/>
      <text:p text:style-name="P1"/>
      <text:p text:style-name="P2">LAB 4</text:p>
      <text:p text:style-name="P2"/>
      <text:p text:style-name="P3">Task 1</text:p>
      <text:p text:style-name="P3"/>
      <text:p text:style-name="P4">We iterate through it the following way: <text:s/><text:span text:style-name="T3">*((float*) the_data+i)</text:span></text:p>
      <text:p text:style-name="P4"><text:span text:style-name="T3"/></text:p>
      <text:p text:style-name="P5">First we cast the_data as a float pointer, increment into it (C handles the sizes here), then dereference to get the value.</text:p>
      <text:p text:style-name="P5"/>
      <text:p text:style-name="P15">Task 2</text:p>
      <text:p text:style-name="P15"/>
      <text:p text:style-name="P6">From terminal:</text:p>
      <text:p text:style-name="P15"/>
      <text:p text:style-name="P23">[jsburke@vlsi35 given]$ ./create </text:p>
      <text:p text:style-name="P23"><text:s/>Hello World! from child thread 140453911426816</text:p>
      <text:p text:style-name="P23"><text:s/>Hello World! from child thread 140453900936960</text:p>
      <text:p text:style-name="P23"><text:s/>Hello World! from child thread 140453932406528</text:p>
      <text:p text:style-name="P23"><text:s/>Hello World! from child thread 140453921916672</text:p>
      <text:p text:style-name="P23"/>
      <text:p text:style-name="P23"><text:s/>main() after creating the thread. <text:s/>My id is 140453932414720</text:p>
      <text:p text:style-name="P23"><text:s/>Hello World! from child thread 140453890447104</text:p>
      <text:p text:style-name="P23">[jsburke@vlsi35 given]$ ./create </text:p>
      <text:p text:style-name="P23"><text:s/>Hello World! from child thread 140079809988352</text:p>
      <text:p text:style-name="P23"><text:s/>Hello World! from child thread 140079778518784</text:p>
      <text:p text:style-name="P23"><text:s/>Hello World! from child thread 140079799498496</text:p>
      <text:p text:style-name="P23"><text:s/>Hello World! from child thread 140079789008640</text:p>
      <text:p text:style-name="P23"/>
      <text:p text:style-name="P23"><text:s/>main() after creating the thread. <text:s/>My id is 140079820486400</text:p>
      <text:p text:style-name="P23"><text:s/>Hello World! from child thread 140079820478208</text:p>
      <text:p text:style-name="P23">[jsburke@vlsi35 given]$ ./create </text:p>
      <text:p text:style-name="P23"><text:s/>Hello World! from child thread 140377332332288</text:p>
      <text:p text:style-name="P23"><text:s/>Hello World! from child thread 140377311352576</text:p>
      <text:p text:style-name="P23"><text:s/>Hello World! from child thread 140377342822144</text:p>
      <text:p text:style-name="P23"><text:s/>Hello World! from child thread 140377321842432</text:p>
      <text:p text:style-name="P23"/>
      <text:p text:style-name="P23"><text:s/>main() after creating the thread. <text:s/>My id is 140377342830336</text:p>
      <text:p text:style-name="P23"><text:s/>Hello World! from child thread 140377300862720</text:p>
      <text:p text:style-name="P23">[jsburke@vlsi35 given]$ </text:p>
      <text:p text:style-name="P23"/>
      <text:p text:style-name="P23"/>
      <text:p text:style-name="P6">Outputs change slightly in thread number from <text:span text:style-name="T1">pthread_self().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15"><text:soft-page-break/>Task 3</text:p>
      <text:p text:style-name="P15"/>
      <text:p text:style-name="P6">Done right before loop of <text:span text:style-name="T2">pthread_create() </text:span>in the code.</text:p>
      <text:p text:style-name="P6"/>
      <text:p text:style-name="P15">Tasks 4 &amp; 5</text:p>
      <text:p text:style-name="P15"/>
      <text:p text:style-name="P7">Sleeping the child threads causes main to exit first so that none of the child threads get a chance to print. <text:s/>Sleeping main allows all threads to print, but program termination is unsurprisingly delayed. <text:s/><text:span text:style-name="T9">Also noted in the submitted code.</text:span></text:p>
      <text:p text:style-name="P7"/>
      <text:p text:style-name="P16">Task 6</text:p>
      <text:p text:style-name="P16"/>
      <text:p text:style-name="P8">There are only small differences in behavior. <text:s/>Notably, when sleeping is used, all the child threads print after the line where main prints its id. <text:s/>Without sleeping children, some of them print before that line.</text:p>
      <text:p text:style-name="P8"/>
      <text:p text:style-name="P16">Task 7</text:p>
      <text:p text:style-name="P8"/>
      <text:p text:style-name="P9">Changing to a char doesn't allow the program to compile, reason being that the pointer and char are different sizes.</text:p>
      <text:p text:style-name="P9"/>
      <text:p text:style-name="P17">Task 8</text:p>
      <text:p text:style-name="P17"/>
      <text:p text:style-name="P9">The print orders can change and interleave a little because of how the OS handles this. <text:s/>Some kind of locking mechanism would be needed to force order strictly.</text:p>
      <text:p text:style-name="P9"/>
      <text:p text:style-name="P18">Task 9</text:p>
      <text:p text:style-name="P18"/>
      <text:p text:style-name="P10">Modifying f quickly makes it the same across all threads. <text:s/>Modifying g does the same since for all it will be an address plus some value. <text:s/>The only thing that might alter from run to run is the value g has.</text:p>
      <text:p text:style-name="P10">We can get differences in the number of threads we see by using a sleep call, having the threads do more busywork than main and letting main terminate with a return call. <text:s/>Using <text:span text:style-name="T2">pthread_exit() </text:span>lets all threads get up, work, and terminate.</text:p>
      <text:p text:style-name="P10"/>
      <text:p text:style-name="P18">Task 10</text:p>
      <text:p text:style-name="P18"/>
      <text:p text:style-name="P11">Accomplished in code. <text:s/>We get each thread to pick an index by getting the value of a global and then incrementing it, then storing the index they get to that point of the array that is shared between all threads by main. <text:s/>In testing, it always behaved well. <text:s/>However, this may not guarantee this is always the case. <text:s/>If the assign then increment is not atomic, two threads could both get the same value before an increment, which would leave a zero in the middle of the array.</text:p>
      <text:p text:style-name="P11"/>
      <text:p text:style-name="P19">Task 11</text:p>
      <text:p text:style-name="P19"/>
      <text:p text:style-name="P12">In code</text:p>
      <text:p text:style-name="P12"/>
      <text:p text:style-name="P12"/>
      <text:p text:style-name="P12"/>
      <text:p text:style-name="P12"/>
      <text:p text:style-name="P12"/>
      <text:p text:style-name="P19"><text:soft-page-break/>Task 12 </text:p>
      <text:p text:style-name="P19"><text:span text:style-name="T6"/></text:p>
      <text:p text:style-name="P20"><text:span text:style-name="T6">The difference is that the child threads print before the </text:span><text:span text:style-name="T4">scanf().</text:span></text:p>
      <text:p text:style-name="P20"><text:span text:style-name="T4"/></text:p>
      <text:p text:style-name="P20"><text:span text:style-name="T4"/></text:p>
      <text:p text:style-name="P20">Task 13</text:p>
      <text:p text:style-name="P20"/>
      <text:p text:style-name="P13">No, this causes it to softlock, even when trylock is reimplemented.</text:p>
      <text:p text:style-name="P13"/>
      <text:p text:style-name="P21">Task 14</text:p>
      <text:p text:style-name="P21"/>
      <text:p text:style-name="P13">Barrier does still work for both cases, but the printing orders differ.</text:p>
      <text:p text:style-name="P13"/>
      <text:p text:style-name="P21">Task 15</text:p>
      <text:p text:style-name="P21"/>
      <text:p text:style-name="P13">Main locks all the mutexes, so all the threads need to wait for some mutex, two notably for one. <text:s/>Once main unlocks the first lock, two can get access and unlock the second and a cascade proceeds. <text:s/>All the threads were waiting to unlock before we typed the dummy key. <text:s/>Once unlocked they fly. <text:s/>Then main has to wait for at least thread 7 to finish since it locks on the same mutex before joining. <text:s/>Once 7 releases it, main can join.</text:p>
      <text:p text:style-name="P13"/>
      <text:p text:style-name="P21">Task 16</text:p>
      <text:p text:style-name="P21"/>
      <text:p text:style-name="P13">Implemented, but the eighth thread must unlock in the order in the code or it will guarantee a soft lock with thread 7.</text:p>
      <text:p text:style-name="P13"/>
      <text:p text:style-name="P21">Task 17</text:p>
      <text:p text:style-name="P21"/>
      <text:p text:style-name="P14">It is correct overall, but the behavior should still be concerning. <text:s/>Increasing the number of threads can make this more apparent easily. <text:s/>Getting the timing to do this with <text:span text:style-name="T5">nanosleep() </text:span>is tricky and can be a little hit or miss with only ten threads.</text:p>
      <text:p text:style-name="P14"/>
      <text:p text:style-name="P22">Task 18</text:p>
      <text:p text:style-name="P22"/>
      <text:p text:style-name="P14">See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ke </meta:initial-creator>
    <meta:creation-date>2017-02-27T08:48:49.240452665</meta:creation-date>
    <dc:date>2017-02-27T10:46:55.481120802</dc:date>
    <dc:creator>Burke </dc:creator>
    <meta:editing-duration>PT1H27M53S</meta:editing-duration>
    <meta:editing-cycles>10</meta:editing-cycles>
    <meta:generator>LibreOffice/4.3.7.2$Linux_X86_64 LibreOffice_project/430$Build-2</meta:generator>
    <meta:document-statistic meta:table-count="0" meta:image-count="0" meta:object-count="0" meta:page-count="3" meta:paragraph-count="63" meta:word-count="703" meta:character-count="4143" meta:non-whitespace-character-count="3457"/>
  </office:meta>
</office:document-meta>
</file>